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aktoria1" svg:font-family="Anaktoria"/>
    <style:font-face style:name="Anaktoria2" svg:font-family="Anaktoria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Anaktoria" svg:font-family="Anaktoria" style:font-pitch="variable"/>
    <style:font-face style:name="FreeSans2" svg:font-family="FreeSans" style:font-pitch="variable"/>
    <style:font-face style:name="Noto Sans CJK SC Regular2" svg:font-family="'Noto Sans CJK SC Regular'" style:font-pitch="variable"/>
    <style:font-face style:name="FreeSans1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opacity="30%" draw:textarea-horizontal-align="justify" draw:textarea-vertical-align="middle" draw:auto-grow-height="false" fo:min-height="2.25cm" fo:min-width="13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start="Symmetric_20_Arrow" draw:marker-end="" draw:fill="none" draw:textarea-vertical-align="middle"/>
    </style:style>
    <style:style style:name="gr4" style:family="graphic" style:parent-style-name="objectwithoutfill">
      <style:graphic-properties draw:marker-start="" draw:marker-end="Symmetric_20_Arrow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19cm"/>
    </style:style>
    <style:style style:name="gr7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FreeSerif" fo:font-size="20pt" style:font-size-asian="20pt" style:font-size-complex="20pt"/>
    </style:style>
    <style:style style:name="T1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2" style:family="text">
      <style:text-properties style:text-position="sub 58%" style:font-name="FreeSerif" fo:font-size="20pt" style:font-name-asian="Anaktoria2" style:font-size-asian="20pt" style:font-name-complex="Anaktoria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2.5cm" svg:x="0.49cm" svg:y="2.7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878cm" svg:y1="0.787cm" svg:x2="1.078cm" svg:y2="0.794cm">
          <text:p/>
        </draw:line>
        <draw:line draw:style-name="gr2" draw:text-style-name="P2" draw:layer="layout" svg:x1="12.078cm" svg:y1="6.187cm" svg:x2="1.078cm" svg:y2="6.094cm">
          <text:p/>
        </draw:line>
        <draw:line draw:style-name="gr3" draw:text-style-name="P2" draw:layer="layout" svg:x1="5.575cm" svg:y1="2.408cm" svg:x2="5.105cm" svg:y2="2.579cm">
          <text:p/>
        </draw:line>
        <draw:line draw:style-name="gr4" draw:text-style-name="P2" draw:layer="layout" svg:x1="6.475cm" svg:y1="2.008cm" svg:x2="6.005cm" svg:y2="2.179cm">
          <text:p/>
        </draw:line>
        <draw:line draw:style-name="gr5" draw:text-style-name="P2" draw:layer="layout" svg:x1="2.89cm" svg:y1="0.694cm" svg:x2="2.89cm" svg:y2="0.394cm">
          <text:p/>
        </draw:line>
        <draw:line draw:style-name="gr5" draw:text-style-name="P2" draw:layer="layout" svg:x1="12.49cm" svg:y1="6.087cm" svg:x2="12.49cm" svg:y2="0.394cm">
          <text:p/>
        </draw:line>
        <draw:frame draw:style-name="gr6" draw:text-style-name="P4" draw:layer="layout" svg:width="1.388cm" svg:height="1.269cm" svg:x="0.29cm" svg:y="0.194cm">
          <draw:text-box>
            <text:p text:style-name="P3"><text:span text:style-name="T1">ʋ</text:span><text:span text:style-name="T2">p,0</text:span></text:p>
          </draw:text-box>
        </draw:frame>
        <draw:line draw:style-name="gr3" draw:text-style-name="P2" draw:layer="layout" svg:x1="1.99cm" svg:y1="2.894cm" svg:x2="1.978cm" svg:y2="3.664cm">
          <text:p/>
        </draw:line>
        <draw:line draw:style-name="gr3" draw:text-style-name="P2" draw:layer="layout" svg:x1="1.99cm" svg:y1="5.195cm" svg:x2="1.978cm" svg:y2="4.464cm">
          <text:p/>
        </draw:line>
        <draw:frame draw:style-name="gr6" draw:text-style-name="P4" draw:layer="layout" svg:width="2.088cm" svg:height="1.269cm" svg:x="1.19cm" svg:y="3.495cm">
          <draw:text-box>
            <text:p text:style-name="P3"><text:span text:style-name="T1">Δʋ</text:span><text:span text:style-name="T2">obs</text:span></text:p>
          </draw:text-box>
        </draw:frame>
        <draw:frame draw:style-name="gr6" draw:text-style-name="P4" draw:layer="layout" svg:width="2.088cm" svg:height="1.269cm" svg:x="6.29cm" svg:y="1.595cm">
          <draw:text-box>
            <text:p text:style-name="P3"><text:span text:style-name="T1">Δt</text:span><text:span text:style-name="T2">width</text:span></text:p>
          </draw:text-box>
        </draw:frame>
        <draw:frame draw:style-name="gr6" draw:text-style-name="P4" draw:layer="layout" svg:width="2.188cm" svg:height="1.269cm" svg:x="6.59cm" svg:y="0.087cm">
          <draw:text-box>
            <text:p text:style-name="P3"><text:span text:style-name="T1">Δt</text:span><text:span text:style-name="T2">pulse</text:span></text:p>
          </draw:text-box>
        </draw:frame>
        <draw:line draw:style-name="gr4" draw:text-style-name="P2" draw:layer="layout" svg:x1="6.778cm" svg:y1="0.594cm" svg:x2="3.078cm" svg:y2="0.587cm">
          <text:p/>
        </draw:line>
        <draw:line draw:style-name="gr4" draw:text-style-name="P2" draw:layer="layout" svg:x1="7.778cm" svg:y1="0.594cm" svg:x2="12.378cm" svg:y2="0.587cm">
          <text:p/>
        </draw:line>
        <draw:line draw:style-name="gr2" draw:text-style-name="P2" draw:layer="layout" svg:x1="13.978cm" svg:y1="4.094cm" svg:x2="5.59cm" svg:y2="4.094cm">
          <text:p/>
        </draw:line>
        <draw:frame draw:style-name="gr6" draw:text-style-name="P4" draw:layer="layout" svg:width="1.988cm" svg:height="1.269cm" svg:x="4.69cm" svg:y="3.495cm">
          <draw:text-box>
            <text:p text:style-name="P3"><text:span text:style-name="T1">υ</text:span><text:span text:style-name="T2">obs,c</text:span></text:p>
          </draw:text-box>
        </draw:frame>
        <draw:frame draw:style-name="gr6" draw:text-style-name="P4" draw:layer="layout" svg:width="1.388cm" svg:height="1.269cm" svg:x="0.29cm" svg:y="5.495cm">
          <draw:text-box>
            <text:p text:style-name="P3"><text:span text:style-name="T1">ʋ</text:span><text:span text:style-name="T2">p,1</text:span></text:p>
          </draw:text-box>
        </draw:frame>
        <draw:path draw:style-name="gr7" draw:text-style-name="P2" draw:layer="layout" svg:width="9.699cm" svg:height="5.405cm" svg:x="2.878cm" svg:y="0.787cm" svg:viewBox="0 0 9700 5406" svg:d="M0 0c2187 0 3138 1800 4755 3700s4945 1700 4945 17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aktoria1" svg:font-family="Anaktoria"/>
    <style:font-face style:name="Anaktoria2" svg:font-family="Anaktoria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Anaktoria" svg:font-family="Anaktoria" style:font-pitch="variable"/>
    <style:font-face style:name="FreeSans2" svg:font-family="FreeSans" style:font-pitch="variable"/>
    <style:font-face style:name="Noto Sans CJK SC Regular2" svg:font-family="'Noto Sans CJK SC Regular'" style:font-pitch="variable"/>
    <style:font-face style:name="FreeSans1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7cm" fo:margin-bottom="0cm" fo:margin-left="0.078cm" fo:margin-right="0cm" fo:page-width="1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2:33:01.230849747</meta:creation-date>
    <dc:date>2017-10-11T13:38:52.361843431</dc:date>
    <meta:editing-duration>PT13M30S</meta:editing-duration>
    <meta:editing-cycles>5</meta:editing-cycles>
    <meta:generator>LibreOffice/5.1.6.2$Linux_X86_64 LibreOffice_project/10m0$Build-2</meta:generator>
    <meta:document-statistic meta:object-count="19"/>
  </office:meta>
</office:document-meta>
</file>